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1F000052A4000017051612D16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master-page-name="First_20_Page">
      <style:paragraph-properties style:page-number="auto"/>
    </style:style>
    <style:style style:name="P3" style:family="paragraph" style:parent-style-name="Footer">
      <style:paragraph-properties fo:line-height="90%" fo:text-align="center" style:justify-single-word="false"/>
    </style:style>
    <style:style style:name="P4" style:family="paragraph" style:parent-style-name="Footer">
      <style:paragraph-properties fo:line-height="80%" fo:text-align="center" style:justify-single-word="false"/>
    </style:style>
    <style:style style:name="P5" style:family="paragraph">
      <style:paragraph-properties fo:text-align="center"/>
      <style:text-properties fo:font-size="1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font-size-asian="12pt" style:font-size-complex="12pt"/>
    </style:style>
    <style:style style:name="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8" draw:style-name="gr1" draw:text-style-name="P5" svg:width="4.299cm" svg:height="1.198cm" svg:x="0cm" svg:y="0cm">
        <draw:image xlink:href="Pictures/2000001F000052A4000017051612D16B.wmf" xlink:type="simple" xlink:show="embed" xlink:actuate="onLoad">
          <text:p/>
        </draw:image>
      </draw:frame>
      <draw:frame text:anchor-type="page" text:anchor-page-number="0" draw:z-index="1" draw:name="Picture 38" draw:style-name="gr1" draw:text-style-name="P5" svg:width="4.299cm" svg:height="1.198cm" svg:x="0cm" svg:y="0cm">
        <draw:image xlink:href="Pictures/2000001F000052A4000017051612D16B.wmf" xlink:type="simple" xlink:show="embed" xlink:actuate="onLoad">
          <text:p/>
        </draw:image>
      </draw:frame>
      <text:p text:style-name="P2"><text:span text:style-name="T1">Kom godt i gang </text:span></text:p>
      <text:p text:style-name="Standard"><text:span text:style-name="T2">TEC-hjulet er for dig, der er i gang med uddannelse på TEC. Her fortæller skolens læsevejledere om it-redskaber, apps, smartphones, faglig læsning, læseformål, læseteknikker, lydbøger, eksamen, skriftlige opgaver, stavning, ordblindhed og meget, meget mere.</text:span></text:p>
      <text:p text:style-name="Standard"><text:span text:style-name="T2">Du er også velkommen til at henvende dig til læsevejlederne på TEC. Her kan du få individuel vejledning og undervisning.</text:span><text:bookmark text:name="_GoBack"/><text:span text:style-name="T2"> Du kan også komme forbi og få lavet en ordblindetest. Hold øje med vores opslag, hvor vi tilbyder forskellige kurser.</text:span></text:p>
      <text:p text:style-name="Standard"><text:span text:style-name="T2">Vi vil løbende indsætte nye materialer. Derfor vil vi gerne høre fra dig. Har du en god ide, er der noget du synes vi mangler så skriv til os eller kontakt os. Du finder vore tlf. numre og mails i TEC-hjulet under feltet ”Læsevejleder”</text:span></text:p>
      <text:p text:style-name="Standard"><text:span text:style-name="T2"/></text:p>
      <text:p text:style-name="Standard"><text:span text:style-name="T2">Sådan finder du rundt i TEC-hjulet</text:span></text:p>
      <text:p text:style-name="Standard"><text:span text:style-name="T2">XX her finder du forskellige skabeloner</text:span></text:p>
      <text:p text:style-name="Standard"><text:span text:style-name="T2">YY Her finder du forskellige links</text:span></text:p>
      <text:p text:style-name="Standard"><text:span text:style-name="T2">Velkommen</text:span></text:p>
      <text:p text:style-name="Standard"><text:span text:style-name="T2">Læsevejlederne</text:span></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Arial"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da" fo:country="DK"/>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000000" style:font-name="Arial"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style:font-name="Arial"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795cm" style:type="center"/>
          <style:tab-stop style:position="17.59cm" style:type="right"/>
        </style:tab-stops>
      </style:paragraph-properties>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fa5050" fo:border-bottom="0.018cm solid #fa5050"/>
      <style:text-properties fo:font-style="italic" style:font-style-asian="italic" style:font-style-complex="italic"/>
    </style:style>
    <style:style style:name="Sidetekst" style:family="paragraph" style:parent-style-name="Standard" style:default-outline-level="" style:list-style-name="">
      <style:paragraph-properties fo:margin-top="0cm" fo:margin-bottom="0.212cm" fo:line-height="100%"/>
      <style:text-properties style:font-name="Verdana" fo:font-size="7pt" style:font-name-asian="Times New Roman" style:font-size-asian="7pt" style:font-name-complex="Times New Roman" style:font-size-complex="10pt"/>
    </style:style>
    <style:style style:name="Title" style:family="paragraph" style:parent-style-name="Standard" style:next-style-name="Subtitle" style:default-outline-level="" style:list-style-name="" style:class="chapter">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Overskrift_20_1_20_Tegn" style:display-name="Overskrift 1 Tegn" style:family="text" style:parent-style-name="Default_20_Paragraph_20_Font">
      <style:text-properties fo:color="#000000" style:font-name="Arial" fo:font-size="16pt" style:font-size-asian="16pt" style:font-name-complex="F" style:font-size-complex="16pt"/>
    </style:style>
    <style:style style:name="Overskrift_20_2_20_Tegn" style:display-name="Overskrift 2 Tegn" style:family="text" style:parent-style-name="Default_20_Paragraph_20_Font">
      <style:text-properties style:font-name="Arial" fo:font-size="13pt" style:font-size-asian="13pt" style:font-name-complex="F" style:font-size-complex="13pt"/>
    </style:style>
    <style:style style:name="Intense_20_Emphasis" style:display-name="Intense Emphasis" style:family="text" style:parent-style-name="Default_20_Paragraph_20_Font">
      <style:text-properties fo:color="#00000a" fo:font-style="italic" style:font-style-asian="italic" style:font-style-complex="italic"/>
    </style:style>
    <style:style style:name="Stærkt_20_citat_20_Tegn" style:display-name="Stærkt citat Tegn" style:family="text" style:parent-style-name="Default_20_Paragraph_20_Font">
      <style:text-properties fo:font-style="italic" style:font-style-asian="italic" style:font-style-complex="italic"/>
    </style:style>
    <style:style style:name="Intense_20_Reference" style:display-name="Intense Reference" style:family="text" style:parent-style-name="Default_20_Paragraph_20_Font">
      <style:text-properties fo:font-variant="small-caps" fo:color="#00000a" fo:letter-spacing="0.009cm"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itel_20_Tegn" style:display-name="Titel Tegn" style:family="text" style:parent-style-name="Default_20_Paragraph_20_Font">
      <style:text-properties fo:language="da" fo:country="DK" style:text-underline-style="solid" style:text-underline-width="auto" style:text-underline-color="font-color" fo:font-weight="bold" style:font-weight-asian="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90%" fo:text-align="center" style:justify-single-word="false"/>
    </style:style>
    <style:style style:name="MP2" style:family="paragraph" style:parent-style-name="Footer">
      <style:paragraph-properties fo:line-height="80%" fo:text-align="center" style:justify-single-word="false"/>
    </style:style>
    <style:style style:name="Mfr1" style:family="graphic" style:parent-style-name="Graphics">
      <style:graphic-properties fo:margin-left="0.318cm" fo:margin-right="0.318cm" fo:margin-top="0cm" fo:margin-bottom="0cm" style:wrap="parallel" style:number-wrapped-paragraphs="no-limit" style:wrap-contour="true" style:wrap-contour-mode="full"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251cm" fo:margin-bottom="1.75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draw:frame draw:style-name="Mfr1" text:anchor-type="char" svg:x="15.702cm" svg:y="1.799cm" svg:width="4.299cm" svg:height="1.198cm" draw:z-index="0"><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1"/>
      </style:footer>
    </style:master-page>
    <style:master-page style:name="First_20_Page" style:display-name="First Page" style:page-layout-name="Mpm2" style:next-style-name="Standard">
      <style:header>
        <text:p text:style-name="Header"><draw:frame draw:style-name="Mfr1" text:anchor-type="char" svg:x="15.702cm" svg:y="1.799cm" svg:width="4.299cm" svg:height="1.198cm" draw:z-index="2"><draw:image xlink:href="Pictures/2000001F000052A4000017051612D16B.wmf" xlink:type="simple" xlink:show="embed" xlink:actuate="onLoad"/><draw:contour-polygon svg:width="4.232cm" svg:height="1.165cm" svg:viewBox="0 0 4232 1165" draw:points="2118,0 2,264 2,476 373,847 373,1165 4234,1165 4234,953 3493,847 4234,423 4234,264 2753,0" draw:recreate-on-edit="false"/></draw:frame></text:p>
      </style:header>
      <style:footer>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 blank</dc:title>
    <meta:initial-creator>Winnie Nørskov - TEC</meta:initial-creator>
    <dc:creator>Kristian Kure</dc:creator>
    <meta:editing-cycles>1</meta:editing-cycles>
    <meta:creation-date>2015-12-04T09:02:00</meta:creation-date>
    <dc:date>2015-12-10T09:54:12.31</dc:date>
    <meta:editing-duration>PT11S</meta:editing-duration>
    <meta:generator>OpenOffice/4.1.1$Win32 OpenOffice.org_project/411m6$Build-9775</meta:generator>
    <meta:document-statistic meta:table-count="0" meta:image-count="2" meta:object-count="0" meta:page-count="1" meta:paragraph-count="9" meta:word-count="142" meta:character-count="876"/>
    <meta:user-defined meta:name="AppVersion">14.0000</meta:user-defined>
    <meta:user-defined meta:name="Company">T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C_blank" xlink:href=""/>
  </office:meta>
</office:document-meta>
</file>